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KBOUNI Yemouna</meta:initial-creator>
    <meta:creation-date>2015-11-25T08:57:36.6334655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4.3$Linux_X86_64 LibreOffice_project/40m0$Build-3</meta:generator>
  </office:meta>
</office:document-meta>
</file>